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l sottoscritto ...., nato a ......., residente in ......, appartenente al XXX*** ciclo di Dottorato in Informatica dell’Università degli Studi di Catania, chiede di poter svolgere un’attività lavorativa parallela all’attività di dottorato compatibile con il percorso formativo.</text:p>
      <text:p text:style-name="Standard"/>
      <text:p text:style-name="Standard"/>
      <text:p text:style-name="Standard">Data: </text:p>
      <text:p text:style-name="P1">Firma</text:p>
      <text:p text:style-name="Standard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25T11:54:31.964143982</meta:creation-date>
    <dc:date>2023-07-25T11:54:59.382282959</dc:date>
    <meta:editing-duration>PT27S</meta:editing-duration>
    <meta:editing-cycles>1</meta:editing-cycles>
    <meta:document-statistic meta:table-count="0" meta:image-count="0" meta:object-count="0" meta:page-count="1" meta:paragraph-count="4" meta:word-count="39" meta:character-count="290" meta:non-whitespace-character-count="252"/>
    <meta:generator>LibreOffice/7.0.4.2$MacOSX_X86_64 LibreOffice_project/dcf040e67528d9187c66b2379df5ea4407429775</meta:generator>
  </office:meta>
</office:document-meta>
</file>